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f550" officeooo:paragraph-rsid="0015f550"/>
    </style:style>
    <style:style style:name="P2" style:family="paragraph" style:parent-style-name="Standard" style:list-style-name="L2">
      <style:text-properties officeooo:rsid="0015f550" officeooo:paragraph-rsid="0015f550"/>
    </style:style>
    <style:style style:name="P3" style:family="paragraph" style:parent-style-name="Standard" style:list-style-name="L2">
      <style:text-properties officeooo:rsid="001641c2" officeooo:paragraph-rsid="001641c2"/>
    </style:style>
    <style:style style:name="P4" style:family="paragraph" style:parent-style-name="Standard">
      <style:text-properties officeooo:rsid="001641c2" officeooo:paragraph-rsid="001641c2"/>
    </style:style>
    <style:style style:name="P5" style:family="paragraph" style:parent-style-name="Standard" style:list-style-name="L3">
      <style:text-properties officeooo:rsid="001641c2" officeooo:paragraph-rsid="001641c2"/>
    </style:style>
    <style:style style:name="P6" style:family="paragraph" style:parent-style-name="Standard" style:list-style-name="L2">
      <style:text-properties officeooo:rsid="0019caab" officeooo:paragraph-rsid="0019caab"/>
    </style:style>
    <style:style style:name="T1" style:family="text">
      <style:text-properties officeooo:rsid="001641c2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5</text:p>
      <text:p text:style-name="P1"/>
      <text:list xml:id="list2569312088074883506" text:style-name="L2">
        <text:list-item>
          <text:p text:style-name="P2"/>
          <text:list>
            <text:list-item>
              <text:p text:style-name="P2">l.2 : « del atraso de su agricultura »</text:p>
            </text:list-item>
            <text:list-item>
              <text:p text:style-name="P2">l.2-3 : « las falacias de la minería »</text:p>
            </text:list-item>
            <text:list-item>
              <text:p text:style-name="P2">l.3-4 : « la explotación del hombre por el hombre »</text:p>
            </text:list-item>
            <text:list-item>
              <text:p text:style-name="P2">//</text:p>
            </text:list-item>
          </text:list>
        </text:list-item>
        <text:list-item>
          <text:p text:style-name="P2"/>
          <text:list>
            <text:list-item>
              <text:p text:style-name="P2"><text:span text:style-name="T1">l.4-5 : </text:span>« <text:span text:style-name="T1">Me estaba maravillando »</text:span></text:p>
            </text:list-item>
          </text:list>
        </text:list-item>
        <text:list-item>
          <text:p text:style-name="P2"/>
          <text:list>
            <text:list-item>
              <text:p text:style-name="P3">Falso : l.4-5 « Me estaba maravillando »</text:p>
            </text:list-item>
            <text:list-item>
              <text:p text:style-name="P3">Verdadero : l.7-8 « muchísimos individuos se contentaban con un techo de fibra, una alcarraza, un budare, una hamaca y una guitarra</text:p>
            </text:list-item>
          </text:list>
        </text:list-item>
        <text:list-item>
          <text:p text:style-name="P3"/>
          <text:list>
            <text:list-item>
              <text:p text:style-name="P3">« Para un pueblo era más interesante conservar la memoria de la <text:span text:style-name="T2">Canción de Rolando</text:span> »</text:p>
            </text:list-item>
          </text:list>
          <text:p text:style-name="P3"/>
        </text:list-item>
        <text:list-item>
          <text:p text:style-name="P3"/>
          <text:list>
            <text:list-item>
              <text:p text:style-name="P6">Si los indigenas se van de la selva, es posible que sus traditiones desaparezcan porque van a descubrir nuevas culturas</text:p>
            </text:list-item>
          </text:list>
        </text:list-item>
      </text:list>
      <text:p text:style-name="P4"/>
      <text:p text:style-name="P4"/>
      <text:p text:style-name="P4">Lexique :</text:p>
      <text:list xml:id="list1752177755461483673" text:style-name="L3">
        <text:list-item>
          <text:p text:style-name="P5">Lamantarse = regretter</text:p>
        </text:list-item>
        <text:list-item>
          <text:p text:style-name="P5">Un techo de fibra</text:p>
        </text:list-item>
        <text:list-item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22:07.545000000</meta:creation-date>
    <dc:date>2018-11-15T15:51:24.233000000</dc:date>
    <meta:editing-duration>PT18M55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9" meta:word-count="131" meta:character-count="612" meta:non-whitespace-character-count="511"/>
  </office:meta>
</office:document-meta>
</file>